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2cm" draw:marker-end="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73cm"/>
    </style:style>
    <style:style style:name="gr6" style:family="graphic" style:parent-style-name="standard">
      <style:graphic-properties draw:marker-start="Arrow" draw:marker-start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04cm"/>
    </style:style>
    <style:style style:name="gr8" style:family="graphic" style:parent-style-name="standard">
      <style:graphic-properties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1" style:family="graphic" style:parent-style-name="standard">
      <style:graphic-properties svg:stroke-width="0cm" svg:stroke-color="#99ccff" draw:marker-start="Arrow" draw:marker-start-width="0.2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fo:min-height="1.43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color="#99ccff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position="sub 58%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99ccff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99ccff" style:text-position="sub 58%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g>
            <draw:rect draw:style-name="gr1" draw:text-style-name="P1" draw:layer="layout" svg:width="5.953cm" svg:height="2.616cm" svg:x="3.09cm" svg:y="4.278cm">
              <text:p/>
            </draw:rect>
            <draw:line draw:style-name="gr2" draw:text-style-name="P1" draw:layer="layout" svg:x1="3.044cm" svg:y1="3.299cm" svg:x2="3.074cm" svg:y2="6.998cm">
              <text:p/>
            </draw:line>
            <draw:line draw:style-name="gr2" draw:text-style-name="P1" draw:layer="layout" svg:x1="3.06cm" svg:y1="6.954cm" svg:x2="9.073cm" svg:y2="6.954cm">
              <text:p/>
            </draw:line>
            <draw:line draw:style-name="gr2" draw:text-style-name="P1" draw:layer="layout" svg:x1="9.014cm" svg:y1="3.304cm" svg:x2="9.044cm" svg:y2="7.003cm">
              <text:p/>
            </draw:line>
          </draw:g>
          <draw:g>
            <draw:rect draw:style-name="gr1" draw:text-style-name="P1" draw:layer="layout" svg:width="5.953cm" svg:height="1.818cm" svg:x="14.967cm" svg:y="3.527cm">
              <text:p/>
            </draw:rect>
            <draw:line draw:style-name="gr2" draw:text-style-name="P1" draw:layer="layout" svg:x1="14.921cm" svg:y1="2.847cm" svg:x2="14.951cm" svg:y2="5.418cm">
              <text:p/>
            </draw:line>
            <draw:line draw:style-name="gr2" draw:text-style-name="P1" draw:layer="layout" svg:x1="14.937cm" svg:y1="5.387cm" svg:x2="20.95cm" svg:y2="5.387cm">
              <text:p/>
            </draw:line>
            <draw:line draw:style-name="gr2" draw:text-style-name="P1" draw:layer="layout" svg:x1="20.891cm" svg:y1="2.85cm" svg:x2="20.921cm" svg:y2="5.421cm">
              <text:p/>
            </draw:line>
          </draw:g>
          <draw:g>
            <draw:line draw:style-name="gr3" draw:text-style-name="P1" draw:layer="layout" svg:x1="4.774cm" svg:y1="4.218cm" svg:x2="4.774cm" svg:y2="2.264cm">
              <text:p/>
            </draw:line>
            <draw:line draw:style-name="gr4" draw:text-style-name="P1" draw:layer="layout" svg:x1="3.211cm" svg:y1="2.264cm" svg:x2="5.105cm" svg:y2="2.264cm">
              <text:p/>
            </draw:line>
          </draw:g>
          <draw:frame draw:style-name="gr5" draw:text-style-name="P2" draw:layer="layout" svg:width="1.384cm" svg:height="1.486cm" svg:x="2.819cm" svg:y="0.82cm">
            <draw:text-box>
              <text:p><text:span text:style-name="T1">Z</text:span><text:span text:style-name="T2">1</text:span></text:p>
            </draw:text-box>
          </draw:frame>
          <draw:line draw:style-name="gr6" draw:text-style-name="P1" draw:layer="layout" svg:x1="1.557cm" svg:y1="6.924cm" svg:x2="3.211cm" svg:y2="6.924cm">
            <text:p/>
          </draw:line>
          <draw:frame draw:style-name="gr5" draw:text-style-name="P2" draw:layer="layout" svg:width="1.685cm" svg:height="1.486cm" svg:x="0.171cm" svg:y="6.111cm">
            <draw:text-box>
              <text:p><text:span text:style-name="T1">Z</text:span><text:span text:style-name="T2">f1</text:span></text:p>
            </draw:text-box>
          </draw:frame>
          <draw:g>
            <draw:line draw:style-name="gr3" draw:text-style-name="P1" draw:layer="layout" svg:x1="16.801cm" svg:y1="3.556cm" svg:x2="16.801cm" svg:y2="1.602cm">
              <text:p/>
            </draw:line>
            <draw:line draw:style-name="gr4" draw:text-style-name="P1" draw:layer="layout" svg:x1="15.238cm" svg:y1="1.602cm" svg:x2="17.132cm" svg:y2="1.602cm">
              <text:p/>
            </draw:line>
          </draw:g>
          <draw:frame draw:style-name="gr7" draw:text-style-name="P2" draw:layer="layout" svg:width="1.384cm" svg:height="1.486cm" svg:x="14.695cm" svg:y="0.188cm">
            <draw:text-box>
              <text:p><text:span text:style-name="T1">Z</text:span><text:span text:style-name="T2">2</text:span></text:p>
            </draw:text-box>
          </draw:frame>
          <draw:frame draw:style-name="gr5" draw:text-style-name="P2" draw:layer="layout" svg:width="1.685cm" svg:height="1.486cm" svg:x="22.63cm" svg:y="4.487cm">
            <draw:text-box>
              <text:p><text:span text:style-name="T1">Z</text:span><text:span text:style-name="T2">f2</text:span></text:p>
            </draw:text-box>
          </draw:frame>
          <draw:line draw:style-name="gr8" draw:text-style-name="P1" draw:layer="layout" svg:x1="20.949cm" svg:y1="5.391cm" svg:x2="22.603cm" svg:y2="5.391cm">
            <text:p/>
          </draw:line>
          <draw:line draw:style-name="gr9" draw:text-style-name="P1" draw:layer="layout" svg:x1="9.134cm" svg:y1="5.15cm" svg:x2="14.846cm" svg:y2="5.15cm">
            <text:p/>
          </draw:line>
          <draw:line draw:style-name="gr8" draw:text-style-name="P1" draw:layer="layout" svg:x1="12.2cm" svg:y1="7.225cm" svg:x2="12.2cm" svg:y2="5.181cm">
            <text:p/>
          </draw:line>
          <draw:frame draw:style-name="gr5" draw:text-style-name="P2" draw:layer="layout" svg:width="1.384cm" svg:height="1.486cm" svg:x="11.448cm" svg:y="7.014cm">
            <draw:text-box>
              <text:p><text:span text:style-name="T1">Z</text:span><text:span text:style-name="T2">c</text:span></text:p>
            </draw:text-box>
          </draw:frame>
          <draw:line draw:style-name="gr10" draw:text-style-name="P1" draw:layer="layout" svg:x1="9.043cm" svg:y1="4.309cm" svg:x2="14.936cm" svg:y2="3.557cm">
            <text:p/>
          </draw:line>
          <draw:line draw:style-name="gr11" draw:text-style-name="P1" draw:layer="layout" svg:x1="9.705cm" svg:y1="4.189cm" svg:x2="9.705cm" svg:y2="5.12cm">
            <text:p/>
          </draw:line>
          <draw:line draw:style-name="gr11" draw:text-style-name="P1" draw:layer="layout" svg:x1="14.064cm" svg:y1="3.707cm" svg:x2="14.064cm" svg:y2="5.152cm">
            <text:p/>
          </draw:line>
          <draw:frame draw:style-name="gr12" draw:text-style-name="P3" draw:layer="layout" svg:width="3.454cm" svg:height="1.684cm" svg:x="7.841cm" svg:y="1.693cm">
            <draw:text-box>
              <text:p><text:span text:style-name="T3">h</text:span><text:span text:style-name="T4">1</text:span><text:span text:style-name="T3"> = h</text:span><text:span text:style-name="T4">d/s</text:span></text:p>
            </draw:text-box>
          </draw:frame>
          <draw:frame draw:style-name="gr12" draw:text-style-name="P3" draw:layer="layout" svg:width="3.277cm" svg:height="1.684cm" svg:x="11.841cm" svg:y="1.573cm">
            <draw:text-box>
              <text:p><text:span text:style-name="T3">h</text:span><text:span text:style-name="T4">2</text:span><text:span text:style-name="T3"> = h</text:span><text:span text:style-name="T4">u/s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8T15:10:23.76</meta:creation-date>
    <dc:date>2012-10-16T14:01:21.68</dc:date>
    <meta:editing-duration>PT14M2S</meta:editing-duration>
    <meta:editing-cycles>3</meta:editing-cycles>
    <meta:generator>LibreOffice/3.4$Win32 LibreOffice_project/340m1$Build-402</meta:generator>
    <meta:document-statistic meta:object-count="31"/>
  </office:meta>
</office:document-meta>
</file>